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</style:style>
    <style:style style:name="P2" style:family="paragraph" style:parent-style-name="Standard">
      <style:text-properties officeooo:rsid="00153426" officeooo:paragraph-rsid="00153426"/>
    </style:style>
    <style:style style:name="P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sitory : https://github.com/dheenup/oopslab</text:p>
      <text:p text:style-name="Standard"/>
      <text:p text:style-name="Standard">import java.io.*;</text:p>
      <text:p text:style-name="Standard">interface stackoperation</text:p>
      <text:p text:style-name="Standard">{</text:p>
      <text:p text:style-name="Standard"><text:s text:c="4"/>public void push(int i);</text:p>
      <text:p text:style-name="Standard"><text:s text:c="4"/>public void pop();</text:p>
      <text:p text:style-name="Standard">}</text:p>
      <text:p text:style-name="Standard">class Astack implements stackoperation</text:p>
      <text:p text:style-name="Standard">{</text:p>
      <text:p text:style-name="Standard"><text:s text:c="4"/>int stack[]=new int[10];</text:p>
      <text:p text:style-name="Standard"><text:s text:c="4"/>int top=-1;</text:p>
      <text:p text:style-name="Standard"><text:s text:c="4"/>int i;</text:p>
      <text:p text:style-name="Standard"><text:s text:c="4"/>public void push(int item)</text:p>
      <text:p text:style-name="Standard"><text:s text:c="4"/>{</text:p>
      <text:p text:style-name="Standard"><text:s text:c="8"/>if(top&gt;4)</text:p>
      <text:p text:style-name="Standard"><text:s text:c="8"/>{</text:p>
      <text:p text:style-name="Standard"><text:s text:c="12"/>System.out.println("Overflow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top++;</text:p>
      <text:p text:style-name="Standard"><text:s text:c="12"/>stack[top]=item;</text:p>
      <text:p text:style-name="Standard"><text:s text:c="12"/>System.out.println("Item pushed"+stack[top]);</text:p>
      <text:p text:style-name="Standard"><text:s text:c="8"/>}</text:p>
      <text:p text:style-name="Standard"><text:s text:c="4"/>}</text:p>
      <text:p text:style-name="Standard"><text:s text:c="4"/>public void pop()</text:p>
      <text:p text:style-name="Standard"><text:s text:c="4"/>{</text:p>
      <text:p text:style-name="Standard"><text:s text:c="8"/>if(top&lt;0)</text:p>
      <text:p text:style-name="Standard"><text:s text:c="8"/>{</text:p>
      <text:p text:style-name="Standard"><text:s text:c="12"/>System.out.println("Underflow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System.out.println("Item popped"+stack[top]);</text:p>
      <text:p text:style-name="Standard"><text:s text:c="12"/>top--;</text:p>
      <text:p text:style-name="Standard"><text:s text:c="8"/>}</text:p>
      <text:p text:style-name="Standard"><text:s text:c="4"/>}</text:p>
      <text:p text:style-name="Standard"><text:s text:c="4"/>public void display()</text:p>
      <text:p text:style-name="Standard"><text:s text:c="4"/>{</text:p>
      <text:p text:style-name="Standard"><text:s text:c="8"/>if(top&lt;0)</text:p>
      <text:p text:style-name="Standard"><text:s text:c="8"/>{</text:p>
      <text:p text:style-name="Standard"><text:s text:c="12"/>System.out.println("No element in this stack"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for(i=0;i&lt;=top;i++)</text:p>
      <text:p text:style-name="Standard"><text:s text:c="12"/>{</text:p>
      <text:p text:style-name="Standard"><text:s text:c="16"/>System.out.println("Element="+stack[i]);</text:p>
      <text:p text:style-name="Standard"><text:s text:c="12"/>}</text:p>
      <text:p text:style-name="Standard"><text:s text:c="8"/>}</text:p>
      <text:p text:style-name="Standard"><text:s text:c="4"/>}</text:p>
      <text:p text:style-name="Standard"><text:soft-page-break/>}</text:p>
      <text:p text:style-name="Standard">public class Main</text:p>
      <text:p text:style-name="Standard">{</text:p>
      <text:p text:style-name="Standard"><text:tab/>public static void main(String[] args)throws IOException</text:p>
      <text:p text:style-name="Standard"><text:tab/>{</text:p>
      <text:p text:style-name="Standard"><text:tab/><text:tab/>int ch,c;</text:p>
      <text:p text:style-name="Standard"><text:tab/><text:tab/>int i;</text:p>
      <text:p text:style-name="Standard"><text:tab/><text:tab/>Astack s=new Astack();</text:p>
      <text:p text:style-name="Standard"><text:tab/><text:tab/>DataInputStream in=new DataInputStream(System.in);</text:p>
      <text:p text:style-name="Standard"><text:tab/><text:tab/>do</text:p>
      <text:p text:style-name="Standard"><text:tab/><text:tab/>{</text:p>
      <text:p text:style-name="Standard"><text:tab/><text:tab/> <text:s text:c="7"/>System.out.println("1.push 2.pop 3.display 4.exit");</text:p>
      <text:p text:style-name="Standard"><text:tab/><text:tab/> <text:s text:c="7"/>System.out.println("Enter your choice");</text:p>
      <text:p text:style-name="Standard"><text:tab/><text:tab/> <text:s text:c="7"/>ch=Integer.parseInt(in.readLine());</text:p>
      <text:p text:style-name="Standard"><text:tab/><text:tab/> <text:s text:c="7"/>switch(ch)</text:p>
      <text:p text:style-name="Standard"><text:tab/><text:tab/> <text:s text:c="7"/>{</text:p>
      <text:p text:style-name="Standard"><text:tab/><text:tab/> <text:s text:c="11"/>case 1:</text:p>
      <text:p text:style-name="Standard"><text:tab/><text:tab/> <text:s text:c="15"/>System.out.println("Enter the element");</text:p>
      <text:p text:style-name="Standard"><text:tab/><text:tab/> <text:s text:c="15"/>i=Integer.parseInt(in.readLine());</text:p>
      <text:p text:style-name="Standard"><text:tab/><text:tab/> <text:s text:c="15"/>s.push(i);</text:p>
      <text:p text:style-name="Standard"><text:tab/><text:tab/> <text:s text:c="15"/>break;</text:p>
      <text:p text:style-name="Standard"><text:tab/><text:tab/> <text:s text:c="11"/>case 2:</text:p>
      <text:p text:style-name="Standard"><text:tab/><text:tab/> <text:s text:c="15"/>s.pop();</text:p>
      <text:p text:style-name="Standard"><text:tab/><text:tab/> <text:s text:c="15"/>break;</text:p>
      <text:p text:style-name="Standard"><text:tab/><text:tab/> <text:s text:c="11"/>case 3:</text:p>
      <text:p text:style-name="Standard"><text:tab/><text:tab/> <text:s text:c="15"/>s.display();</text:p>
      <text:p text:style-name="Standard"><text:tab/><text:tab/> <text:s text:c="15"/>break;</text:p>
      <text:p text:style-name="Standard"><text:tab/><text:tab/> <text:s text:c="11"/>case 4:</text:p>
      <text:p text:style-name="Standard"><text:tab/><text:tab/> <text:s text:c="15"/>break;</text:p>
      <text:p text:style-name="Standard"><text:tab/><text:tab/> <text:s text:c="8"/>}</text:p>
      <text:p text:style-name="Standard"><text:tab/><text:tab/> System.out.println("Do you want to continue- 0 to quit and 1 to continue");</text:p>
      <text:p text:style-name="Standard"><text:tab/><text:tab/> c=Integer.parseInt(in.readLine());</text:p>
      <text:p text:style-name="Standard"><text:s text:c="8"/>}while(c==1);</text:p>
      <text:p text:style-name="Standard"><text:tab/>}</text:p>
      <text:p text:style-name="Standard">}</text:p>
      <text:p text:style-name="P1"/>
      <text:p text:style-name="Standard"/>
      <text:p text:style-name="Standard"/>
      <text:p text:style-name="Standard">import java.util.*;</text:p>
      <text:p text:style-name="Standard">abstract class shape</text:p>
      <text:p text:style-name="Standard">{</text:p>
      <text:p text:style-name="Standard"><text:s text:c="4"/>int a,b;</text:p>
      <text:p text:style-name="Standard"><text:s text:c="4"/>abstract public void printarea();</text:p>
      <text:p text:style-name="Standard">}</text:p>
      <text:p text:style-name="Standard">class rectangle extends shape</text:p>
      <text:p text:style-name="Standard">{</text:p>
      <text:p text:style-name="Standard"><text:s text:c="4"/>public int area_rect;</text:p>
      <text:p text:style-name="Standard"><text:s text:c="4"/>public void printarea()</text:p>
      <text:p text:style-name="Standard"><text:s text:c="4"/>{</text:p>
      <text:p text:style-name="Standard"><text:s text:c="8"/>Scanner s= new Scanner(System.in);</text:p>
      <text:p text:style-name="Standard"><text:s text:c="8"/>System.out.println("Enter the length and breadth of rectangle");</text:p>
      <text:p text:style-name="Standard"><text:s text:c="8"/>a=s.nextInt();</text:p>
      <text:p text:style-name="Standard"><text:soft-page-break/><text:s text:c="8"/>b=s.nextInt();</text:p>
      <text:p text:style-name="Standard"><text:s text:c="8"/>area_rect=a*b;</text:p>
      <text:p text:style-name="Standard"><text:s text:c="8"/>System.out.println("Area of the rectangle"+area_rect);</text:p>
      <text:p text:style-name="Standard"><text:s text:c="4"/>}</text:p>
      <text:p text:style-name="Standard">}</text:p>
      <text:p text:style-name="Standard">class triangle extends shape</text:p>
      <text:p text:style-name="Standard">{</text:p>
      <text:p text:style-name="Standard"><text:s text:c="4"/>public double area_tri;</text:p>
      <text:p text:style-name="Standard"><text:s text:c="4"/>public void printarea()</text:p>
      <text:p text:style-name="Standard"><text:s text:c="4"/>{</text:p>
      <text:p text:style-name="Standard"><text:s text:c="8"/>Scanner s= new Scanner(System.in);</text:p>
      <text:p text:style-name="Standard"><text:s text:c="8"/>System.out.println("ENter the height and base of the triangle");</text:p>
      <text:p text:style-name="Standard"><text:s text:c="8"/>a=s.nextInt();</text:p>
      <text:p text:style-name="Standard"><text:s text:c="8"/>b=s.nextInt();</text:p>
      <text:p text:style-name="Standard"><text:s text:c="8"/>area_tri=((0.5)*(a*b));</text:p>
      <text:p text:style-name="Standard"><text:s text:c="8"/>System.out.println("Area of the triangle"+area_tri);</text:p>
      <text:p text:style-name="Standard"><text:s text:c="4"/>}</text:p>
      <text:p text:style-name="Standard">}</text:p>
      <text:p text:style-name="Standard">public class Main</text:p>
      <text:p text:style-name="Standard">{</text:p>
      <text:p text:style-name="Standard"><text:s text:c="4"/>public static void main(String[] args)</text:p>
      <text:p text:style-name="Standard"><text:s text:c="4"/>{</text:p>
      <text:p text:style-name="Standard"><text:s text:c="8"/>rectangle r=new rectangle();</text:p>
      <text:p text:style-name="Standard"><text:s text:c="8"/>r.printarea();</text:p>
      <text:p text:style-name="Standard"><text:s text:c="8"/>triangle t=new triangle();</text:p>
      <text:p text:style-name="Standard"><text:s text:c="8"/>t.printarea();</text:p>
      <text:p text:style-name="Standard"><text:s text:c="4"/>}</text:p>
      <text:p text:style-name="Standard">}</text:p>
      <text:p text:style-name="P1"/>
      <text:p text:style-name="Standard"/>
      <text:p text:style-name="Standard">import java.util.Scanner;</text:p>
      <text:p text:style-name="Standard">class NegativeAmntException extends Exception</text:p>
      <text:p text:style-name="Standard">{</text:p>
      <text:p text:style-name="Standard"><text:s text:c="4"/>NegativeAmntException(String msg)</text:p>
      <text:p text:style-name="Standard"><text:s text:c="4"/>{</text:p>
      <text:p text:style-name="Standard"><text:s text:c="8"/>super(msg);</text:p>
      <text:p text:style-name="Standard"><text:s text:c="4"/>}</text:p>
      <text:p text:style-name="Standard">}</text:p>
      <text:p text:style-name="Standard">public class Main</text:p>
      <text:p text:style-name="Standard">{</text:p>
      <text:p text:style-name="Standard"><text:s text:c="4"/>public static void main(String args[])</text:p>
      <text:p text:style-name="Standard"><text:s text:c="4"/>{</text:p>
      <text:p text:style-name="Standard"><text:s text:c="8"/>Scanner s=new Scanner(System.in);</text:p>
      <text:p text:style-name="Standard"><text:s text:c="8"/>System.out.println("Enter amount");</text:p>
      <text:p text:style-name="Standard"><text:s text:c="8"/>int a= s.nextInt();</text:p>
      <text:p text:style-name="Standard"><text:s text:c="8"/>try </text:p>
      <text:p text:style-name="Standard"><text:s text:c="8"/>{</text:p>
      <text:p text:style-name="Standard"><text:s text:c="12"/>if(a&lt;0)</text:p>
      <text:p text:style-name="Standard"><text:s text:c="12"/>{</text:p>
      <text:p text:style-name="Standard"><text:s text:c="16"/>throw new NegativeAmntException("Invalid amount");</text:p>
      <text:p text:style-name="Standard"><text:s text:c="12"/>}</text:p>
      <text:p text:style-name="Standard"><text:s text:c="12"/>System.out.println("Amount deposited");</text:p>
      <text:p text:style-name="Standard"><text:soft-page-break/><text:s text:c="8"/>}</text:p>
      <text:p text:style-name="Standard"><text:s text:c="8"/>catch(NegativeAmntException e)</text:p>
      <text:p text:style-name="Standard"><text:s text:c="8"/>{</text:p>
      <text:p text:style-name="Standard"><text:s text:c="12"/>System.out.println(e);</text:p>
      <text:p text:style-name="Standard"><text:s text:c="8"/>}</text:p>
      <text:p text:style-name="Standard"><text:s text:c="4"/>}</text:p>
      <text:p text:style-name="Standard">}</text:p>
      <text:p text:style-name="P1"/>
      <text:p text:style-name="Standard"/>
      <text:p text:style-name="Standard"/>
      <text:p text:style-name="Standard">class Dheenupriya extends Exception</text:p>
      <text:p text:style-name="Standard">{</text:p>
      <text:p text:style-name="Standard"><text:s text:c="4"/>String str1;</text:p>
      <text:p text:style-name="Standard"><text:s text:c="4"/>Dheenupriya(String str2)</text:p>
      <text:p text:style-name="Standard"><text:s text:c="4"/>{</text:p>
      <text:p text:style-name="Standard"><text:s text:c="8"/>str1=str2;</text:p>
      <text:p text:style-name="Standard"><text:s text:c="4"/>}</text:p>
      <text:p text:style-name="Standard"><text:s text:c="4"/>public String toString()</text:p>
      <text:p text:style-name="Standard"><text:s text:c="4"/>{</text:p>
      <text:p text:style-name="Standard"><text:s text:c="8"/>return(str1);</text:p>
      <text:p text:style-name="Standard"><text:s text:c="4"/>}</text:p>
      <text:p text:style-name="Standard">}</text:p>
      <text:p text:style-name="Standard">class Main <text:s/></text:p>
      <text:p text:style-name="Standard">{</text:p>
      <text:p text:style-name="Standard"><text:s text:c="4"/>public static void main(String[] args)</text:p>
      <text:p text:style-name="Standard"><text:s text:c="4"/>{</text:p>
      <text:p text:style-name="Standard"><text:s text:c="8"/>try </text:p>
      <text:p text:style-name="Standard"><text:s text:c="8"/>{</text:p>
      <text:p text:style-name="Standard"><text:s text:c="12"/>throw new Dheenupriya("My error");</text:p>
      <text:p text:style-name="Standard"><text:s text:c="8"/>}</text:p>
      <text:p text:style-name="Standard"><text:s text:c="8"/>catch(Dheenupriya d)</text:p>
      <text:p text:style-name="Standard"><text:s text:c="8"/>{</text:p>
      <text:p text:style-name="Standard"><text:s text:c="12"/>System.out.println(d);</text:p>
      <text:p text:style-name="Standard"><text:s text:c="8"/>}</text:p>
      <text:p text:style-name="Standard"><text:s text:c="4"/>}</text:p>
      <text:p text:style-name="Standard">}</text:p>
      <text:p text:style-name="P1"/>
      <text:p text:style-name="Standard"/>
      <text:p text:style-name="Standard">import java.io.*;</text:p>
      <text:p text:style-name="Standard">import java.util.*;</text:p>
      <text:p text:style-name="Standard">class Main </text:p>
      <text:p text:style-name="Standard">{</text:p>
      <text:p text:style-name="Standard"><text:s text:c="4"/>public static void main(String[] args)</text:p>
      <text:p text:style-name="Standard"><text:s text:c="4"/>{</text:p>
      <text:p text:style-name="Standard"><text:s text:c="8"/>String filename;</text:p>
      <text:p text:style-name="Standard"><text:s text:c="8"/>Scanner s= new Scanner(System.in);</text:p>
      <text:p text:style-name="Standard"><text:s text:c="8"/>filename=s.nextLine();</text:p>
      <text:p text:style-name="Standard"><text:s text:c="8"/>File f= new File(filename);</text:p>
      <text:p text:style-name="Standard"><text:s text:c="8"/>System.out.println("Name "+ f.getName());</text:p>
      <text:p text:style-name="Standard"><text:s text:c="8"/>System.out.println("Path "+ f.getAbsolutePath());</text:p>
      <text:p text:style-name="Standard"><text:s text:c="8"/>System.out.println("Read "+ f.canRead());</text:p>
      <text:p text:style-name="Standard"><text:soft-page-break/><text:s text:c="8"/>System.out.println("Write "+ f.canWrite());</text:p>
      <text:p text:style-name="Standard"><text:s text:c="8"/>System.out.println("file "+ f.isFile());</text:p>
      <text:p text:style-name="Standard"><text:s text:c="8"/>System.out.println("Directory "+ f.isDirectory());</text:p>
      <text:p text:style-name="Standard"><text:s text:c="8"/>System.out.println("last modified"+ f.lastModified());</text:p>
      <text:p text:style-name="Standard"><text:s text:c="8"/>System.out.println("length "+ f.length());</text:p>
      <text:p text:style-name="Standard"><text:s text:c="8"/>System.out.println("exists "+ f.exists());</text:p>
      <text:p text:style-name="Standard"><text:s text:c="4"/>}</text:p>
      <text:p text:style-name="Standard">}</text:p>
      <text:p text:style-name="P1"/>
      <text:p text:style-name="Standard"/>
      <text:p text:style-name="Standard"/>
      <text:p text:style-name="Standard">import java.util.*;</text:p>
      <text:p text:style-name="Standard">class even implements Runnable</text:p>
      <text:p text:style-name="Standard">{</text:p>
      <text:p text:style-name="Standard"><text:s text:c="4"/>int x;</text:p>
      <text:p text:style-name="Standard"><text:s text:c="4"/>public even(int x)</text:p>
      <text:p text:style-name="Standard"><text:s text:c="4"/>{</text:p>
      <text:p text:style-name="Standard"><text:s text:c="8"/>this.x=x;</text:p>
      <text:p text:style-name="Standard"><text:s text:c="4"/>}</text:p>
      <text:p text:style-name="Standard"><text:s text:c="4"/>public void run()</text:p>
      <text:p text:style-name="Standard"><text:s text:c="4"/>{</text:p>
      <text:p text:style-name="Standard"><text:s text:c="8"/>System.out.println("cube of x is "+ (x*x*x));</text:p>
      <text:p text:style-name="Standard"><text:s text:c="4"/>}</text:p>
      <text:p text:style-name="Standard">}</text:p>
      <text:p text:style-name="Standard">class odd implements Runnable</text:p>
      <text:p text:style-name="Standard">{</text:p>
      <text:p text:style-name="Standard"><text:s text:c="4"/>int x;</text:p>
      <text:p text:style-name="Standard"><text:s text:c="4"/>public odd(int x)</text:p>
      <text:p text:style-name="Standard"><text:s text:c="4"/>{</text:p>
      <text:p text:style-name="Standard"><text:s text:c="8"/>this.x=x;</text:p>
      <text:p text:style-name="Standard"><text:s text:c="4"/>}</text:p>
      <text:p text:style-name="Standard"><text:s text:c="4"/>public void run()</text:p>
      <text:p text:style-name="Standard"><text:s text:c="4"/>{</text:p>
      <text:p text:style-name="Standard"><text:s text:c="8"/>System.out.println("Cube of x is"+ (x*x*x));</text:p>
      <text:p text:style-name="Standard"><text:s text:c="4"/>}</text:p>
      <text:p text:style-name="Standard">}</text:p>
      <text:p text:style-name="Standard">class A extends Thread</text:p>
      <text:p text:style-name="Standard">{</text:p>
      <text:p text:style-name="Standard"><text:s text:c="4"/>public void run()</text:p>
      <text:p text:style-name="Standard"><text:s text:c="4"/>{</text:p>
      <text:p text:style-name="Standard"><text:s text:c="7"/></text:p>
      <text:p text:style-name="Standard"><text:s text:c="8"/>int num=0;</text:p>
      <text:p text:style-name="Standard"><text:s text:c="8"/>try</text:p>
      <text:p text:style-name="Standard"><text:s text:c="8"/>{</text:p>
      <text:p text:style-name="Standard"><text:s text:c="12"/>for(int i=0;i&lt;5;i++)</text:p>
      <text:p text:style-name="Standard"><text:s text:c="12"/>{</text:p>
      <text:p text:style-name="Standard"><text:s text:c="16"/>num=i;</text:p>
      <text:p text:style-name="Standard"><text:s text:c="16"/>if(num%2==0)</text:p>
      <text:p text:style-name="Standard"><text:s text:c="16"/>{</text:p>
      <text:p text:style-name="Standard"><text:s text:c="20"/>Thread t1 = new Thread(new even(num));</text:p>
      <text:p text:style-name="Standard"><text:s text:c="20"/>t1.start();</text:p>
      <text:p text:style-name="Standard"><text:s text:c="16"/>}</text:p>
      <text:p text:style-name="Standard"><text:soft-page-break/><text:s text:c="16"/>else</text:p>
      <text:p text:style-name="Standard"><text:s text:c="16"/>{</text:p>
      <text:p text:style-name="Standard"><text:s text:c="20"/>Thread t2= new Thread(new odd(num));</text:p>
      <text:p text:style-name="Standard"><text:s text:c="20"/>t2.start();</text:p>
      <text:p text:style-name="Standard"><text:s text:c="16"/>}</text:p>
      <text:p text:style-name="Standard"><text:s text:c="16"/>Thread.sleep(2000);</text:p>
      <text:p text:style-name="Standard"><text:s text:c="14"/></text:p>
      <text:p text:style-name="Standard"><text:s text:c="12"/>}</text:p>
      <text:p text:style-name="Standard"><text:s text:c="6"/></text:p>
      <text:p text:style-name="Standard"><text:s text:c="8"/>}</text:p>
      <text:p text:style-name="Standard"><text:s text:c="8"/>catch(Exception ex)</text:p>
      <text:p text:style-name="Standard"><text:s text:c="8"/>{</text:p>
      <text:p text:style-name="Standard"><text:s text:c="12"/>System.out.println(ex.getMessage());</text:p>
      <text:p text:style-name="Standard"><text:s text:c="8"/>}</text:p>
      <text:p text:style-name="Standard"><text:s text:c="4"/>}</text:p>
      <text:p text:style-name="Standard">}</text:p>
      <text:p text:style-name="Standard">public class Main{</text:p>
      <text:p text:style-name="Standard"><text:s text:c="4"/>public static void main(String[] args)</text:p>
      <text:p text:style-name="Standard"><text:s text:c="4"/>{</text:p>
      <text:p text:style-name="Standard"><text:s text:c="8"/>A a = new A();</text:p>
      <text:p text:style-name="Standard"><text:s text:c="8"/>a.start();</text:p>
      <text:p text:style-name="Standard"><text:s text:c="4"/>}</text:p>
      <text:p text:style-name="Standard">}</text:p>
      <text:p text:style-name="P1"/>
      <text:p text:style-name="Standard"/>
      <text:p text:style-name="Standard">class Myclass&lt;T extends Comparable&lt;T&gt;&gt;</text:p>
      <text:p text:style-name="Standard">{</text:p>
      <text:p text:style-name="Standard"><text:s text:c="4"/>T[] val;</text:p>
      <text:p text:style-name="Standard"><text:s text:c="4"/>Myclass(T[] o)</text:p>
      <text:p text:style-name="Standard"><text:s text:c="4"/>{</text:p>
      <text:p text:style-name="Standard"><text:s text:c="8"/>val=o;</text:p>
      <text:p text:style-name="Standard"><text:s text:c="4"/>}</text:p>
      <text:p text:style-name="Standard"><text:s text:c="4"/>public T min()</text:p>
      <text:p text:style-name="Standard"><text:s text:c="4"/>{</text:p>
      <text:p text:style-name="Standard"><text:s text:c="8"/>T v= val[0];</text:p>
      <text:p text:style-name="Standard"><text:s text:c="8"/>for(int i=1;i&lt;val.length;i++)</text:p>
      <text:p text:style-name="Standard"><text:s text:c="8"/>{</text:p>
      <text:p text:style-name="Standard"><text:s text:c="12"/>if(val[i].compareTo(v)&lt;0)</text:p>
      <text:p text:style-name="Standard"><text:s text:c="12"/>{</text:p>
      <text:p text:style-name="Standard"><text:s text:c="16"/>v=val[i];</text:p>
      <text:p text:style-name="Standard"><text:s text:c="12"/>}</text:p>
      <text:p text:style-name="Standard"><text:s text:c="8"/>}</text:p>
      <text:p text:style-name="Standard"><text:s text:c="8"/>return v;</text:p>
      <text:p text:style-name="Standard"><text:s text:c="4"/>}</text:p>
      <text:p text:style-name="Standard"><text:s text:c="4"/>public T max()</text:p>
      <text:p text:style-name="Standard"><text:s text:c="4"/>{</text:p>
      <text:p text:style-name="Standard"><text:s text:c="8"/>T v= val[0];</text:p>
      <text:p text:style-name="Standard"><text:s text:c="8"/>for(int i=1;i&lt;val.length;i++)</text:p>
      <text:p text:style-name="Standard"><text:s text:c="8"/>{</text:p>
      <text:p text:style-name="Standard"><text:s text:c="12"/>if(val[i].compareTo(v)&gt;0)</text:p>
      <text:p text:style-name="Standard"><text:s text:c="12"/>{</text:p>
      <text:p text:style-name="Standard"><text:s text:c="16"/>v=val[i];</text:p>
      <text:p text:style-name="Standard"><text:soft-page-break/><text:s text:c="12"/>}</text:p>
      <text:p text:style-name="Standard"><text:s text:c="8"/>}</text:p>
      <text:p text:style-name="Standard"><text:s text:c="8"/>return v;</text:p>
      <text:p text:style-name="Standard"><text:s text:c="4"/>}</text:p>
      <text:p text:style-name="Standard">}</text:p>
      <text:p text:style-name="Standard">class Main</text:p>
      <text:p text:style-name="Standard"><text:s text:c="4"/>{</text:p>
      <text:p text:style-name="Standard"><text:s text:c="8"/>public static void main(String[] args)</text:p>
      <text:p text:style-name="Standard"><text:s text:c="8"/>{</text:p>
      <text:p text:style-name="Standard"><text:s text:c="12"/>int i;</text:p>
      <text:p text:style-name="Standard"><text:s text:c="12"/>Integer inum[]={14,2,3,4,20,1};</text:p>
      <text:p text:style-name="Standard"><text:s text:c="12"/>Character ch[]={'a','y','l','m','n'};</text:p>
      <text:p text:style-name="Standard"><text:s text:c="12"/>Myclass&lt;Integer&gt; in=new Myclass&lt;Integer&gt;(inum);</text:p>
      <text:p text:style-name="Standard"><text:s text:c="12"/>Myclass&lt;Character&gt; c= new Myclass&lt;Character&gt;(ch);</text:p>
      <text:p text:style-name="Standard"><text:s text:c="12"/>System.out.println(in.max());</text:p>
      <text:p text:style-name="Standard"><text:s text:c="12"/>System.out.println(c.min());</text:p>
      <text:p text:style-name="Standard"><text:s text:c="8"/>}</text:p>
      <text:p text:style-name="Standard"><text:s text:c="4"/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09:16:40.651094634</meta:creation-date>
    <dc:date>2019-09-23T07:23:11.561245836</dc:date>
    <meta:editing-duration>PT6H46M54S</meta:editing-duration>
    <meta:editing-cycles>8</meta:editing-cycles>
    <meta:generator>LibreOffice/6.0.7.3$Linux_x86 LibreOffice_project/00m0$Build-3</meta:generator>
    <meta:document-statistic meta:table-count="0" meta:image-count="0" meta:object-count="0" meta:page-count="7" meta:paragraph-count="313" meta:word-count="583" meta:character-count="6525" meta:non-whitespace-character-count="4173"/>
  </office:meta>
</office:document-meta>
</file>